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finitionBuilder.buildWidgetDefinition( Element widge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DefinitionBuilder.buildWidgetDefinition( FieldDefinition fieldDefinition , Element widget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